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c79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1c79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بَلَدِ]</text:h>
      <text:p text:style-name="P2" loext:marker-style-name="T2"><text:span text:style-name="T2">© 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ؐ لآَ ٱُقْسِمُ بِهَـٰذَا </text:span><text:span text:style-name="T3">۰</text:span><text:span text:style-name="T2">لْبَلَدِ </text:span><text:span text:style-name="T4">(1)</text:span><text:span text:style-name="T2"> وَأَنتَ حِلّٛ بِهَـٰذَا </text:span><text:span text:style-name="T3">۰</text:span><text:span text:style-name="T2">لْبَلَدِ </text:span><text:span text:style-name="T4">(2)</text:span><text:span text:style-name="T2"> وَوَالِدٍ وَمَا وَلَدَ </text:span><text:span text:style-name="T4">(3)</text:span><text:span text:style-name="T2"> لَقَدْ خَلَقْنَا </text:span><text:span text:style-name="T3">۰</text:span><text:span text:style-name="T2">لِانسَـٰنَ فِى كَبَدٖؐ </text:span><text:span text:style-name="T4">(4)</text:span><text:span text:style-name="T2"> اَيَحْسِبُ أَن لَّنْ يَّقْدِرَ عَلَيْهِ أَحَدٌ </text:span><text:span text:style-name="T4">(5)</text:span><text:span text:style-name="T2"> يَقُولُ أَهْلَكْتُ مَالًا لُّبَداٗؐ </text:span><text:span text:style-name="T4">(6)</text:span><text:span text:style-name="T2"> اَيَحْسِبُ أَن لَّمْ يَرَهُ; أَحَد٘ؐ </text:span><text:span text:style-name="T4">(7)</text:span><text:span text:style-name="T2"> اَلَمْ نَجْعَل لَّهُ„ عَيْنَيْنِ </text:span><text:span text:style-name="T4">(8)</text:span><text:span text:style-name="T2"> وَلِسَاناً وَشَفَتَيْنِ </text:span><text:span text:style-name="T4">(9)</text:span><text:span text:style-name="T2"> وَهَدَيْنَـٰهُ </text:span><text:span text:style-name="T3">۴</text:span><text:span text:style-name="T2">ڤنَّجْدَيْنِؐ </text:span><text:span text:style-name="T4">(10)</text:span><text:span text:style-name="T2"> فَلاَ "قْتَحَمَ </text:span><text:span text:style-name="T3">۰</text:span><text:span text:style-name="T2">لْعَقَبَةَؐ </text:span><text:span text:style-name="T4">(11)</text:span><text:span text:style-name="T2"> وَمَآ أَدْرۭيٰــكَ مَا </text:span><text:span text:style-name="T3">۰</text:span><text:span text:style-name="T2">لْعَقَبَةُؐ </text:span><text:span text:style-name="T4">(12)</text:span><text:span text:style-name="T2"> فَــكُّ رَقَبَةٖ </text:span><text:span text:style-name="T4">(13) </text:span><text:span text:style-name="T2">اَوۣ اِطْعَامٌ فِى يَوْمٍ ذى مَسْغَبَةٍ </text:span><text:span text:style-name="T4">(14)</text:span><text:span text:style-name="T2"> يَتِيماً ذَا مَقْرَبَةٖ </text:span><text:span text:style-name="T4">(15)</text:span><text:span text:style-name="T2"> اَوْ مِسْكِيناً ذَا مَتْرَبَةٍؐ </text:span><text:span text:style-name="T4">(16)</text:span><text:span text:style-name="T2"> ثُمَّ كَانَ مِنَ </text:span><text:span text:style-name="T3">۰</text:span><text:span text:style-name="T2">لذِينَ ءَامَنُواْ وَتَوَاصَوْاْ بِالصَّبْرۣ وَتَوَاصَوْاْ بِالْمَرْحَمَةِؐ </text:span><text:span text:style-name="T4">(17)</text:span><text:span text:style-name="T2"> ٱُوْلَئِكَ أَصْحَـٰبُ </text:span><text:span text:style-name="T3">۴</text:span><text:span text:style-name="T2">لْمَيْمَنَةِؐ </text:span><text:span text:style-name="T4">(18)</text:span><text:span text:style-name="T2"> وَالذِيــنَ كَفَرُواْ بِـَٔايَـٰتِنَا هُمُ; أَصْحَـٰبُ </text:span><text:span text:style-name="T3">۴</text:span><text:span text:style-name="T2">لْمَشْـَٔمَةِؐ </text:span><text:span text:style-name="T4">(19)</text:span><text:span text:style-name="T2"> عَلَيْهِمْ نَارٌ مُّوصَدَةٌ </text:span><text:span text:style-name="T4">(20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9:56.995486825</meta:creation-date>
    <dc:date>2025-03-06T08:38:11.117215294</dc:date>
    <meta:editing-duration>PT24M30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09" meta:character-count="566" meta:non-whitespace-character-count="458"/>
  </office:meta>
</office:document-meta>
</file>